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000000002580000015988788DA762BC9A04.png" manifest:version="1.2"/>
  <manifest:file-entry manifest:media-type="image/png" manifest:full-path="Pictures/10000000000000CC0000012CF88CD70552E6904A.png" manifest:version="1.2"/>
  <manifest:file-entry manifest:media-type="image/png" manifest:full-path="Pictures/10000000000000CC000001791C888CDA699E63E1.png" manifest:version="1.2"/>
  <manifest:file-entry manifest:media-type="image/png" manifest:full-path="Pictures/10000000000001900000013CAD026FD7222B376E.png" manifest:version="1.2"/>
  <manifest:file-entry manifest:media-type="image/png" manifest:full-path="Pictures/10000000000000CC0000012F09B76F9C413BD5DC.png" manifest:version="1.2"/>
  <manifest:file-entry manifest:media-type="image/png" manifest:full-path="Pictures/10000000000001900000013DE80C2D33E8665579.png" manifest:version="1.2"/>
  <manifest:file-entry manifest:media-type="image/png" manifest:full-path="Pictures/10000000000000CC0000011878868EA3619CF4F9.png" manifest:version="1.2"/>
  <manifest:file-entry manifest:media-type="image/png" manifest:full-path="Pictures/100000000000019000000118DA23B4FA4F29BA84.png" manifest:version="1.2"/>
  <manifest:file-entry manifest:media-type="image/png" manifest:full-path="Pictures/1000000000000190000001189BED8B280B38B1D6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엘머로 다물체(Multi-Bodies) 해석</text:p>
      <text:p text:style-name="Author">DymaxionKim</text:p>
      <text:p text:style-name="Date">2017-08-??</text:p>
      <text:h text:style-name="Heading_20_2" text:outline-level="2">1. 개요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D2Coding" svg:font-family="D2Coding" style:font-adornments="보통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굵게" style:font-family-generic="swiss" style:font-pitch="variable"/>
    <style:font-face style:name="Noto Sans CJK KR Regular2" svg:font-family="'Noto Sans CJK KR Regular'" style:font-adornments="굵게" style:font-family-generic="swiss" style:font-pitch="variable"/>
    <style:font-face style:name="Noto Sans CJK KR Regular" svg:font-family="'Noto Sans CJK KR Regular'" style:font-adornments="보통" style:font-family-generic="swiss" style:font-pitch="variable"/>
    <style:font-face style:name="Noto Sans CJK KR Regular1" svg:font-family="'Noto Sans CJK KR Regular'" style:font-adornments="이탤릭체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 style:writing-mode="page">
        <style:tab-stops/>
      </style:paragraph-properties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Noto Sans CJK KR Bold" fo:font-family="'Noto Sans CJK KR Bold'" style:font-style-name="굵게" style:font-family-generic="swiss" style:font-pitch="variable" fo:font-size="14pt" fo:font-weight="bold" style:font-name-asian="Noto Sans CJK KR Bold" style:font-family-asian="'Noto Sans CJK KR Bold'" style:font-style-name-asian="굵게" style:font-family-generic-asian="swiss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10pt" fo:font-style="italic" style:font-size-asian="10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/>
      <style:text-properties fo:font-size="10pt" style:font-size-asian="10pt"/>
    </style:style>
    <style:style style:name="FigureWithCaption" style:family="paragraph" style:parent-style-name="Figure" style:class="extra">
      <loext:graphic-properties draw:fill="none" draw:fill-color="#729fcf"/>
      <style:paragraph-properties fo:text-align="center" style:justify-single-word="false" fo:background-color="transparent" style:shadow="none" fo:keep-with-next="always" text:number-lines="false" text:line-number="0" style:writing-mode="pag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 style:writing-mode="page"/>
      <style:text-properties fo:font-size="10pt" style:font-size-asian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1cm" fo:margin-right="0cm" fo:margin-top="0cm" fo:margin-bottom="0cm" loext:contextual-spacing="false" fo:text-indent="0cm" style:auto-text-indent="false" style:page-number="auto" fo:background-color="#dddddd" fo:padding="0.049cm" fo:border="0.06pt solid #000000" style:writing-mode="page">
        <style:tab-stops/>
      </style:paragraph-properties>
      <style:text-properties style:font-name="D2Coding" fo:font-family="D2Coding" style:font-style-name="보통" style:font-pitch="variable" fo:font-size="10pt" style:font-name-asian="D2Coding" style:font-family-asian="D2Coding" style:font-style-name-asian="보통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 style:writing-mode="page"/>
      <style:text-properties fo:font-size="10pt" style:font-size-asian="10pt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 style:writing-mode="pag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 style:writing-mode="page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 style:writing-mode="page"/>
      <style:text-properties fo:font-size="10pt" style:font-size-asian="10pt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 style:writing-mode="page"/>
      <style:text-properties fo:font-size="10pt" style:font-size-asian="10pt"/>
    </style:style>
    <style:style style:name="Date" style:family="paragraph" style:parent-style-name="Standard" style:next-style-name="Text_20_body">
      <style:paragraph-properties fo:text-align="center" style:justify-single-word="false" style:writing-mode="page"/>
      <style:text-properties fo:font-size="10pt" fo:font-style="italic" style:font-size-asian="10pt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ize="10pt" fo:font-style="italic" style:font-size-asian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fo:font-size="10pt" style:font-size-asian="10pt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 style:shadow="none" style:writing-mode="page">
        <style:tab-stops/>
      </style:paragraph-properties>
      <style:text-properties style:font-name="Noto Sans CJK KR Bold" fo:font-family="'Noto Sans CJK KR Bold'" style:font-style-name="굵게" style:font-family-generic="swiss" style:font-pitch="variable" fo:font-size="26pt" fo:font-weight="bold" style:font-name-asian="Noto Sans CJK KR Bold" style:font-family-asian="'Noto Sans CJK KR Bold'" style:font-style-name-asian="굵게" style:font-family-generic-asian="swiss" style:font-pitch-asian="variable" style:font-size-asian="26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Header_20_right" style:display-name="Head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Header_20_left" style:display-name="Head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 style:writing-mode="page"/>
      <style:text-properties fo:font-size="10pt" style:font-size-asian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fo:font-size="10pt" style:font-size-asian="10pt"/>
    </style:style>
    <style:style style:name="Numbering_20_Symbols" style:display-name="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Strong_20_Emphasis" style:display-name="Strong Emphasis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Strikeout" style:family="text">
      <style:text-properties style:text-line-through-style="solid" style:text-line-through-type="single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perscript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bscript" style:family="text">
      <style:text-properties style:text-position="sub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Citation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Teletyp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Noto Sans CJK KR Regular" fo:font-family="'Noto Sans CJK KR Regular'" style:font-style-name="보통" style:font-family-generic="swiss" style:font-pitch="variabl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Footnote_20_Symbol" style:display-name="Foot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Footnote_20_anchor" style:display-name="Foot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efinition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Page_20_Number" style:display-name="Page Number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language-asian="ko" style:country-asian="KR" loext:shadow="none"/>
    </style:style>
    <style:style style:name="Caption_20_characters" style:display-name="Caption character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rop_20_Caps" style:display-name="Drop Cap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Visited_20_Internet_20_Link" style:display-name="Visited Internet Link" style:family="text">
      <style:text-properties fo:color="#800000" style:font-name="Noto Sans CJK KR Regular" fo:font-family="'Noto Sans CJK KR Regular'" style:font-style-name="보통" style:font-family-generic="swiss" style:font-pitch="variable" fo:language="zxx" fo:country="non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Noto Sans CJK KR Regular" fo:font-family="'Noto Sans CJK KR Regular'" style:font-style-name="보통" style:font-family-generic="swiss" style:font-pitch="variable" style:text-underline-style="dotte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Index_20_Link" style:display-name="Index Link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Endnote_20_Symbol" style:display-name="End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Line_20_numbering" style:display-name="Line numbering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Main_20_index_20_entry" style:display-name="Main index entry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Endnote_20_anchor" style:display-name="End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Rubies" style:family="text">
      <style:text-properties style:font-name="Noto Sans CJK KR Regular" fo:font-family="'Noto Sans CJK KR Regular'" style:font-style-name="보통" style:font-family-generic="swiss" style:font-pitch="variable" fo:font-size="6pt" style:text-underline-style="none" style:font-name-asian="Noto Sans CJK KR Regular" style:font-family-asian="'Noto Sans CJK KR Regular'" style:font-style-name-asian="보통" style:font-family-generic-asian="swiss" style:font-pitch-asian="variabl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text-rotation-angle="90" style:text-rotation-scale="line-height"/>
    </style:style>
    <style:style style:name="Source_20_Text" style:display-name="Source Text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Exampl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User_20_Entry" style:display-name="User Entry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Variable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Graphics" style:family="graphic">
      <style:graphic-properties svg:width="8.001cm" style:rel-width="50%" svg:height="11.324cm" style:rel-height="50%"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draw:fill="none" draw:fill-color="#729fcf" style:shadow="none" draw:shadow-opacity="100%" loext:rel-width-rel="paragraph" loext:rel-height-rel="paragraph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style:shadow="none" draw:shadow-opacity="100%">
        <style:columns fo:column-count="1" fo:column-gap="0cm"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g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11</text:page-number><text:s/></text:p>
      </style:footer>
      <style:footer-first>
        <text:p text:style-name="MP1"><text:page-number text:select-page="current">1</text:page-number><text:s/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다물체(Multi-Bodies) 해석</dc:title>
  </office:meta>
</office:document-meta>
</file>